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matriz_mese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viembre</text:p>
          </table:table-cell>
          <table:table-cell table:style-name="Default" office:value-type="string" calcext:value-type="string">
            <text:p>Diciembre</text:p>
          </table:table-cell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TotalSTD</text:p>
          </table:table-cell>
          <table:table-cell table:style-name="Default" office:value-type="string" calcext:value-type="string">
            <text:p>Desvio</text:p>
          </table:table-cell>
          <table:table-cell office:value-type="string" calcext:value-type="string">
            <text:p>DesvioSTD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" office:value-type="float" office:value="1071666.66666667" calcext:value-type="float">
            <text:p>1071667</text:p>
          </table:table-cell>
          <table:table-cell table:style-name="Default" office:value-type="float" office:value="1009250" calcext:value-type="float">
            <text:p>1009250</text:p>
          </table:table-cell>
          <table:table-cell table:style-name="Default" office:value-type="float" office:value="1095500" calcext:value-type="float">
            <text:p>1095500</text:p>
          </table:table-cell>
          <table:table-cell table:style-name="Default" office:value-type="float" office:value="1423750" calcext:value-type="float">
            <text:p>1423750</text:p>
          </table:table-cell>
          <table:table-cell table:style-name="Default" office:value-type="float" office:value="1476750" calcext:value-type="float">
            <text:p>1476750</text:p>
          </table:table-cell>
          <table:table-cell office:value-type="float" office:value="1151750" calcext:value-type="float">
            <text:p>1151750</text:p>
          </table:table-cell>
          <table:table-cell table:formula="of:=SUM([.B2:.G2])" office:value-type="float" office:value="7228666.66666667" calcext:value-type="float">
            <text:p>7228667</text:p>
          </table:table-cell>
          <table:table-cell table:formula="of:=STANDARDIZE([.H2];AVERAGE([.$H$2:.$H$7]);STDEV([.$H$2:.$H$7]))" office:value-type="float" office:value="-0.593950326678154" calcext:value-type="float">
            <text:p>-0.5939503267</text:p>
          </table:table-cell>
          <table:table-cell table:formula="of:=STDEV([.B2:.G2])" office:value-type="float" office:value="196275.81689117" calcext:value-type="float">
            <text:p>196276</text:p>
          </table:table-cell>
          <table:table-cell table:formula="of:=STANDARDIZE([.J2];AVERAGE([.$J$2:.$J$7]);STDEV([.$J$2:.$J$7]))" office:value-type="float" office:value="0.663467249701012" calcext:value-type="float">
            <text:p>0.6634672497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1265250" calcext:value-type="float">
            <text:p>1265250</text:p>
          </table:table-cell>
          <table:table-cell office:value-type="float" office:value="1153333.33333333" calcext:value-type="float">
            <text:p>1153333</text:p>
          </table:table-cell>
          <table:table-cell office:value-type="float" office:value="1226250" calcext:value-type="float">
            <text:p>1226250</text:p>
          </table:table-cell>
          <table:table-cell office:value-type="float" office:value="1426250" calcext:value-type="float">
            <text:p>1426250</text:p>
          </table:table-cell>
          <table:table-cell office:value-type="float" office:value="1367750" calcext:value-type="float">
            <text:p>1367750</text:p>
          </table:table-cell>
          <table:table-cell office:value-type="float" office:value="1232000" calcext:value-type="float">
            <text:p>1232000</text:p>
          </table:table-cell>
          <table:table-cell table:formula="of:=SUM([.B3:.G3])" office:value-type="float" office:value="7670833.33333333" calcext:value-type="float">
            <text:p>7670833</text:p>
          </table:table-cell>
          <table:table-cell table:formula="of:=STANDARDIZE([.H3];AVERAGE([.$H$2:.$H$7]);STDEV([.$H$2:.$H$7]))" office:value-type="float" office:value="1.195827486869" calcext:value-type="float">
            <text:p>1.1958274869</text:p>
          </table:table-cell>
          <table:table-cell table:formula="of:=STDEV([.B3:.G3])" office:value-type="float" office:value="100528.791711445" calcext:value-type="float">
            <text:p>100529</text:p>
          </table:table-cell>
          <table:table-cell table:formula="of:=STANDARDIZE([.J3];AVERAGE([.$J$2:.$J$7]);STDEV([.$J$2:.$J$7]))" office:value-type="float" office:value="-1.71614554205237" calcext:value-type="float">
            <text:p>-1.7161455421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234500" calcext:value-type="float">
            <text:p>1234500</text:p>
          </table:table-cell>
          <table:table-cell office:value-type="float" office:value="1084750" calcext:value-type="float">
            <text:p>1084750</text:p>
          </table:table-cell>
          <table:table-cell office:value-type="float" office:value="946666.666666667" calcext:value-type="float">
            <text:p>946667</text:p>
          </table:table-cell>
          <table:table-cell office:value-type="float" office:value="1450500" calcext:value-type="float">
            <text:p>1450500</text:p>
          </table:table-cell>
          <table:table-cell office:value-type="float" office:value="1445750" calcext:value-type="float">
            <text:p>1445750</text:p>
          </table:table-cell>
          <table:table-cell office:value-type="float" office:value="1016750" calcext:value-type="float">
            <text:p>1016750</text:p>
          </table:table-cell>
          <table:table-cell table:formula="of:=SUM([.B4:.G4])" office:value-type="float" office:value="7178916.66666667" calcext:value-type="float">
            <text:p>7178917</text:p>
          </table:table-cell>
          <table:table-cell table:formula="of:=STANDARDIZE([.H4];AVERAGE([.$H$2:.$H$7]);STDEV([.$H$2:.$H$7]))" office:value-type="float" office:value="-0.79532562910704" calcext:value-type="float">
            <text:p>-0.7953256291</text:p>
          </table:table-cell>
          <table:table-cell table:formula="of:=STDEV([.B4:.G4])" office:value-type="float" office:value="216933.344964317" calcext:value-type="float">
            <text:p>216933</text:p>
          </table:table-cell>
          <table:table-cell table:formula="of:=STANDARDIZE([.J4];AVERAGE([.$J$2:.$J$7]);STDEV([.$J$2:.$J$7]))" office:value-type="float" office:value="1.17687137851435" calcext:value-type="float">
            <text:p>1.1768713785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076750" calcext:value-type="float">
            <text:p>1076750</text:p>
          </table:table-cell>
          <table:table-cell office:value-type="float" office:value="971250" calcext:value-type="float">
            <text:p>971250</text:p>
          </table:table-cell>
          <table:table-cell office:value-type="float" office:value="1134750" calcext:value-type="float">
            <text:p>1134750</text:p>
          </table:table-cell>
          <table:table-cell office:value-type="float" office:value="1411666.66666667" calcext:value-type="float">
            <text:p>1411667</text:p>
          </table:table-cell>
          <table:table-cell office:value-type="float" office:value="1395500" calcext:value-type="float">
            <text:p>1395500</text:p>
          </table:table-cell>
          <table:table-cell office:value-type="float" office:value="1083000" calcext:value-type="float">
            <text:p>1083000</text:p>
          </table:table-cell>
          <table:table-cell table:formula="of:=SUM([.B5:.G5])" office:value-type="float" office:value="7072916.66666667" calcext:value-type="float">
            <text:p>7072917</text:p>
          </table:table-cell>
          <table:table-cell table:formula="of:=STANDARDIZE([.H5];AVERAGE([.$H$2:.$H$7]);STDEV([.$H$2:.$H$7]))" office:value-type="float" office:value="-1.22438657498567" calcext:value-type="float">
            <text:p>-1.224386575</text:p>
          </table:table-cell>
          <table:table-cell table:formula="of:=STDEV([.B5:.G5])" office:value-type="float" office:value="182096.13926491" calcext:value-type="float">
            <text:p>182096</text:p>
          </table:table-cell>
          <table:table-cell table:formula="of:=STANDARDIZE([.J5];AVERAGE([.$J$2:.$J$7]);STDEV([.$J$2:.$J$7]))" office:value-type="float" office:value="0.311057948220877" calcext:value-type="float">
            <text:p>0.311057948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264500" calcext:value-type="float">
            <text:p>1264500</text:p>
          </table:table-cell>
          <table:table-cell office:value-type="float" office:value="1150500" calcext:value-type="float">
            <text:p>1150500</text:p>
          </table:table-cell>
          <table:table-cell office:value-type="float" office:value="1176500" calcext:value-type="float">
            <text:p>1176500</text:p>
          </table:table-cell>
          <table:table-cell office:value-type="float" office:value="1435250" calcext:value-type="float">
            <text:p>1435250</text:p>
          </table:table-cell>
          <table:table-cell office:value-type="float" office:value="1473333.33333333" calcext:value-type="float">
            <text:p>1473333</text:p>
          </table:table-cell>
          <table:table-cell office:value-type="float" office:value="1100000" calcext:value-type="float">
            <text:p>1100000</text:p>
          </table:table-cell>
          <table:table-cell table:formula="of:=SUM([.B6:.G6])" office:value-type="float" office:value="7600083.33333333" calcext:value-type="float">
            <text:p>7600083</text:p>
          </table:table-cell>
          <table:table-cell table:formula="of:=STANDARDIZE([.H6];AVERAGE([.$H$2:.$H$7]);STDEV([.$H$2:.$H$7]))" office:value-type="float" office:value="0.909449544218878" calcext:value-type="float">
            <text:p>0.9094495442</text:p>
          </table:table-cell>
          <table:table-cell table:formula="of:=STDEV([.B6:.G6])" office:value-type="float" office:value="155266.638191161" calcext:value-type="float">
            <text:p>155267</text:p>
          </table:table-cell>
          <table:table-cell table:formula="of:=STANDARDIZE([.J6];AVERAGE([.$J$2:.$J$7]);STDEV([.$J$2:.$J$7]))" office:value-type="float" office:value="-0.355738997497427" calcext:value-type="float">
            <text:p>-0.3557389975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181500" calcext:value-type="float">
            <text:p>1181500</text:p>
          </table:table-cell>
          <table:table-cell table:style-name="Default" office:value-type="float" office:value="1081750" calcext:value-type="float">
            <text:p>1081750</text:p>
          </table:table-cell>
          <table:table-cell table:style-name="Default" office:value-type="float" office:value="1117000" calcext:value-type="float">
            <text:p>1117000</text:p>
          </table:table-cell>
          <table:table-cell table:style-name="Default" office:value-type="float" office:value="1492750" calcext:value-type="float">
            <text:p>1492750</text:p>
          </table:table-cell>
          <table:table-cell table:style-name="Default" office:value-type="float" office:value="1415500" calcext:value-type="float">
            <text:p>1415500</text:p>
          </table:table-cell>
          <table:table-cell office:value-type="float" office:value="1212500" calcext:value-type="float">
            <text:p>1212500</text:p>
          </table:table-cell>
          <table:table-cell table:formula="of:=SUM([.B7:.G7])" office:value-type="float" office:value="7501000" calcext:value-type="float">
            <text:p>7501000</text:p>
          </table:table-cell>
          <table:table-cell table:formula="of:=STANDARDIZE([.H7];AVERAGE([.$H$2:.$H$7]);STDEV([.$H$2:.$H$7]))" office:value-type="float" office:value="0.50838549968297" calcext:value-type="float">
            <text:p>0.5083854997</text:p>
          </table:table-cell>
          <table:table-cell table:formula="of:=STDEV([.B7:.G7])" office:value-type="float" office:value="166381.013540207" calcext:value-type="float">
            <text:p>166381</text:p>
          </table:table-cell>
          <table:table-cell table:formula="of:=STANDARDIZE([.J7];AVERAGE([.$J$2:.$J$7]);STDEV([.$J$2:.$J$7]))" office:value-type="float" office:value="-0.0795120368864402" calcext:value-type="float">
            <text:p>-0.079512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03:44.143631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7:06:47.015831135</dc:date>
    <dc:creator>macramole </dc:creator>
    <meta:editing-duration>PT10M58S</meta:editing-duration>
    <meta:editing-cycles>5</meta:editing-cycles>
    <meta:generator>LibreOffice/5.0.3.2$Linux_X86_64 LibreOffice_project/00m0$Build-2</meta:generator>
    <meta:document-statistic meta:table-count="1" meta:cell-count="76" meta:object-count="0"/>
  </office:meta>
</office:document-meta>
</file>